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a1467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a1467e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a1467e"/>
      <style:text-properties style:text-underline-style="none" fo:font-weight="bold" style:font-weight-asian="bold" style:font-weight-complex="bold"/>
    </style:style>
    <style:style style:name="ce10" style:family="table-cell" style:parent-style-name="Default">
      <style:table-cell-properties fo:background-color="#ff4000"/>
    </style:style>
    <style:style style:name="ce11" style:family="table-cell" style:parent-style-name="Default">
      <style:table-cell-properties fo:background-color="#81d41a"/>
    </style:style>
    <style:style style:name="ce29" style:family="table-cell" style:parent-style-name="Default">
      <style:table-cell-properties fo:background-color="#81d41a"/>
      <style:text-properties fo:color="#ffffff"/>
    </style:style>
    <style:style style:name="ce12" style:family="table-cell" style:parent-style-name="Default">
      <style:table-cell-properties fo:background-color="#ff0000"/>
    </style:style>
    <style:style style:name="ce15" style:family="table-cell" style:parent-style-name="Default">
      <style:table-cell-properties fo:background-color="#81d41a"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ffbf00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a1467e"/>
    </style:style>
    <style:style style:name="ce19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10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he Quest against Common Events</text:p>
          </table:table-cell>
          <table:table-cell table:style-name="ce1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/>
          <table:table-cell/>
          <table:table-cell table:style-name="Default" office:value-type="string" calcext:value-type="string">
            <text:p>Done Y/N</text:p>
          </table:table-cell>
          <table:table-cell office:value-type="string" calcext:value-type="string">
            <text:p>File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Item_SilverCoi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/>
          <table:table-cell office:value-type="string" calcext:value-type="string">
            <text:p>Silver Coin events (includes Incident)</text:p>
          </table:table-cell>
          <table:table-cell table:number-columns-repeated="3"/>
          <table:table-cell table:style-name="ce16" office:value-type="string" calcext:value-type="string">
            <text:p>Ite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BONNIEACTIO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utorial?</text:p>
          </table:table-cell>
          <table:table-cell/>
          <table:table-cell office:value-type="string" calcext:value-type="string">
            <text:p>Bonnie jumps in</text:p>
          </table:table-cell>
          <table:table-cell table:number-columns-repeated="3"/>
          <table:table-cell table:style-name="ce17" office:value-type="string" calcext:value-type="string">
            <text:p>Rando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string" calcext:value-type="string">
            <text:p>EXAMINE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enemy examine texts</text:p>
          </table:table-cell>
          <table:table-cell table:number-columns-repeated="3"/>
          <table:table-cell table:style-name="ce18" office:value-type="string" calcext:value-type="string">
            <text:p>Stor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KILL_Ask King</text:p>
          </table:table-cell>
          <table:table-cell/>
          <table:table-cell table:style-name="ce11" office:value-type="string" calcext:value-type="string">
            <text:p>Y</text:p>
          </table:table-cell>
          <table:table-cell office:value-type="string" calcext:value-type="string">
            <text:p>/rooms/king/kingquestion</text:p>
          </table:table-cell>
          <table:table-cell table:number-columns-repeated="5"/>
          <table:table-cell table:style-name="ce19" office:value-type="string" calcext:value-type="string">
            <text:p>Death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ITEM_Doll</text:p>
          </table:table-cell>
          <table:table-cell/>
          <table:table-cell table:style-name="ce11" office:value-type="string" calcext:value-type="string">
            <text:p>Y</text:p>
          </table:table-cell>
          <table:table-cell office:value-type="string" calcext:value-type="string">
            <text:p>/random/souvenirs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ITEM_doodle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5" office:value-type="string" calcext:value-type="string">
            <text:p>Text variables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Lots of Souvenir flavor text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ITEM_remindernote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ITEM_Glass</text:p>
          </table:table-cell>
          <table:table-cell/>
          <table:table-cell table:style-name="ce11" office:value-type="string" calcext:value-type="string">
            <text:p>Y</text:p>
          </table:table-cell>
          <table:table-cell office:value-type="string" calcext:value-type="string">
            <text:p>/random/souvenirs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ITEM_brightflower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ITEM_earring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ITEM_poem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ITEM_starshapedleaf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5" office:value-type="string" calcext:value-type="string">
            <text:p>BATTLE_StartBattle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Includes “You died but got stronger” dialogue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ITEM_Clay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ITEM_suicide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our Dagger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memory of skirmish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Mirror pic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sharpening stone</text:p>
          </table:table-cell>
          <table:table-cell/>
          <table:table-cell table:style-name="ce29" office:value-type="string" calcext:value-type="string">
            <text:p>Y</text:p>
          </table:table-cell>
          <table:table-cell/>
          <table:table-cell office:value-type="string" calcext:value-type="string">
            <text:p>souvenirs 2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Pendant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Chain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Tarot Card</text:p>
          </table:table-cell>
          <table:table-cell/>
          <table:table-cell office:value-type="string" calcext:value-type="string">
            <text:p>N?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GiftforMira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tylish Lady’s Gift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5" office:value-type="string" calcext:value-type="string">
            <text:p>Cut In King</text:p>
          </table:table-cell>
          <table:table-cell/>
          <table:table-cell table:style-name="ce11" office:value-type="string" calcext:value-type="string">
            <text:p>Y</text:p>
          </table:table-cell>
          <table:table-cell office:value-type="string" calcext:value-type="string">
            <text:p>/rooms/king/kingfight</text:p>
          </table:table-cell>
          <table:table-cell/>
          <table:table-cell office:value-type="string" calcext:value-type="string">
            <text:p>Special Attack King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ITEM_snacks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Eternal Snacks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5" office:value-type="string" calcext:value-type="string">
            <text:p>Tears Code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un into Tears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style-name="Default"/>
          <table:table-cell table:number-columns-repeated="2"/>
          <table:table-cell office:value-type="string" calcext:value-type="string">
            <text:p>Sadness Death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6" office:value-type="string" calcext:value-type="string">
            <text:p>MonsterDefeat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6" office:value-type="string" calcext:value-type="string">
            <text:p>KingLose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King Death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6" office:value-type="string" calcext:value-type="string">
            <text:p>LOOP_loopbackdialogue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ost Death Wake up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6" office:value-type="string" calcext:value-type="string">
            <text:p>GAMEOVER_Picture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hows what image gets used where. See folder for comparison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AMEOVER_Teleport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Has Loop Tuto dialogue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6" office:value-type="string" calcext:value-type="string">
            <text:p>LOOP_specialdeathevent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pecial Deaths wake up dialogue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5" office:value-type="string" calcext:value-type="string">
            <text:p>SavePoint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utoFightRock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utoFightPaper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utoFightScissors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5" office:value-type="string" calcext:value-type="string">
            <text:p>Potionsjoke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Floor 1 Potions Room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5" office:value-type="string" calcext:value-type="string">
            <text:p>UnlockSkills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w Skills learned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BathroomMonologue</text:p>
          </table:table-cell>
          <table:table-cell/>
          <table:table-cell table:style-name="ce11" office:value-type="string" calcext:value-type="string">
            <text:p>Y</text:p>
          </table:table-cell>
          <table:table-cell office:value-type="string" calcext:value-type="string">
            <text:p>/rooms/floor3/bathroom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BathroomFriends</text:p>
          </table:table-cell>
          <table:table-cell/>
          <table:table-cell table:style-name="ce11" office:value-type="string" calcext:value-type="string">
            <text:p>Y</text:p>
          </table:table-cell>
          <table:table-cell office:value-type="string" calcext:value-type="string">
            <text:p>/rooms/floor3/bathroom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IsabeauDormontConvo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Isabeau Convo Main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5" office:value-type="string" calcext:value-type="string">
            <text:p>KingStartAttackEnd</text:p>
          </table:table-cell>
          <table:table-cell/>
          <table:table-cell table:style-name="ce1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King Special Attack End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OdileSidequest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us event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5" office:value-type="string" calcext:value-type="string">
            <text:p>LockedDoor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Openphrase doors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5" office:value-type="string" calcext:value-type="string">
            <text:p>SkipFriendquest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Loop Tuto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5" office:value-type="string" calcext:value-type="string">
            <text:p>WeaponFoundAgain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World Skips Weapons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Bonnie_smells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Miniquest for Bonnie when u read smell book on f3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uto_MessedUpType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/>
          <table:table-cell office:value-type="string" calcext:value-type="string">
            <text:p>When u mess up tuto questions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reDialogue</text:p>
          </table:table-cell>
          <table:table-cell/>
          <table:table-cell table:style-name="ce11" office:value-type="string" calcext:value-type="string">
            <text:p>Y</text:p>
          </table:table-cell>
          <table:table-cell office:value-type="string" calcext:value-type="string">
            <text:p>/rooms/loop/predialogue</text:p>
          </table:table-cell>
          <table:table-cell/>
          <table:table-cell office:value-type="string" calcext:value-type="string">
            <text:p>Loop Predialogue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hatting</text:p>
          </table:table-cell>
          <table:table-cell/>
          <table:table-cell table:style-name="ce1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Loop Chats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WhatToDoAct2</text:p>
          </table:table-cell>
          <table:table-cell/>
          <table:table-cell table:style-name="ce1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Loop help questions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HadAQuestion…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Loop quest questions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WhatToDo Act 3-4</text:p>
          </table:table-cell>
          <table:table-cell/>
          <table:table-cell table:style-name="ce1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Loop Help questions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allLoop</text:p>
          </table:table-cell>
          <table:table-cell/>
          <table:table-cell table:style-name="ce11"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5" office:value-type="string" calcext:value-type="string">
            <text:p>SteppyCookingBook</text:p>
          </table:table-cell>
          <table:table-cell/>
          <table:table-cell table:style-name="ce12" office:value-type="string" calcext:value-type="string">
            <text:p>N</text:p>
          </table:table-cell>
          <table:table-cell office:value-type="string" calcext:value-type="string">
            <text:p>/rooms/floor2/library</text:p>
          </table:table-cell>
          <table:table-cell/>
          <table:table-cell office:value-type="string" calcext:value-type="string">
            <text:p>Book in House Library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5" office:value-type="string" calcext:value-type="string">
            <text:p>RunningBook</text:p>
          </table:table-cell>
          <table:table-cell/>
          <table:table-cell table:style-name="ce12" office:value-type="string" calcext:value-type="string">
            <text:p>N</text:p>
          </table:table-cell>
          <table:table-cell office:value-type="string" calcext:value-type="string">
            <text:p>/rooms/floor2/library</text:p>
          </table:table-cell>
          <table:table-cell/>
          <table:table-cell office:value-type="string" calcext:value-type="string">
            <text:p>Book in House Library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5" office:value-type="string" calcext:value-type="string">
            <text:p>OdileEdge</text:p>
          </table:table-cell>
          <table:table-cell/>
          <table:table-cell table:style-name="ce12" office:value-type="string" calcext:value-type="string">
            <text:p>N</text:p>
          </table:table-cell>
          <table:table-cell office:value-type="string" calcext:value-type="string">
            <text:p>/rooms/end/hallway</text:p>
          </table:table-cell>
          <table:table-cell/>
          <table:table-cell office:value-type="string" calcext:value-type="string">
            <text:p>Odile afraid of heights at end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5" office:value-type="string" calcext:value-type="string">
            <text:p>AsktheKing?</text:p>
          </table:table-cell>
          <table:table-cell/>
          <table:table-cell table:style-name="ce11" office:value-type="string" calcext:value-type="string">
            <text:p>Y</text:p>
          </table:table-cell>
          <table:table-cell office:value-type="string" calcext:value-type="string">
            <text:p>kingquest/questions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last ingredient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longthingy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shortgizmogadget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MakeBomb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Handing Isabeau Bomb Parts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UseBomb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Use Bomb in battle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5" office:value-type="string" calcext:value-type="string">
            <text:p>TriedAllSnacks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Memory of Snacks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5" office:value-type="string" calcext:value-type="string">
            <text:p>ColumnsEventA</text:p>
          </table:table-cell>
          <table:table-cell/>
          <table:table-cell table:style-name="ce11" office:value-type="string" calcext:value-type="string">
            <text:p>Y</text:p>
          </table:table-cell>
          <table:table-cell office:value-type="string" calcext:value-type="string">
            <text:p>/random/barrels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5" office:value-type="string" calcext:value-type="string">
            <text:p>ColumnsEventB</text:p>
          </table:table-cell>
          <table:table-cell/>
          <table:table-cell table:style-name="ce11" office:value-type="string" calcext:value-type="string">
            <text:p>Y</text:p>
          </table:table-cell>
          <table:table-cell office:value-type="string" calcext:value-type="string">
            <text:p>/random/barrels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5" office:value-type="string" calcext:value-type="string">
            <text:p>BirdEven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Dormont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5" office:value-type="string" calcext:value-type="string">
            <text:p>BarrelEventDormon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Dormont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OdileCantGoThere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Dormont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5" office:value-type="string" calcext:value-type="string">
            <text:p>LoopInteractTut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Dormont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5" office:value-type="string" calcext:value-type="string">
            <text:p>FlowersInteract</text:p>
          </table:table-cell>
          <table:table-cell/>
          <table:table-cell table:style-name="ce11" office:value-type="string" calcext:value-type="string">
            <text:p>Y</text:p>
          </table:table-cell>
          <table:table-cell office:value-type="string" calcext:value-type="string">
            <text:p>Dormont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5" office:value-type="string" calcext:value-type="string">
            <text:p>TorchInteract</text:p>
          </table:table-cell>
          <table:table-cell/>
          <table:table-cell table:style-name="ce11" office:value-type="string" calcext:value-type="string">
            <text:p>Y</text:p>
          </table:table-cell>
          <table:table-cell office:value-type="string" calcext:value-type="string">
            <text:p>House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5" office:value-type="string" calcext:value-type="string">
            <text:p>BunchaFlowersInteract</text:p>
          </table:table-cell>
          <table:table-cell/>
          <table:table-cell table:style-name="ce11" office:value-type="string" calcext:value-type="string">
            <text:p>Y</text:p>
          </table:table-cell>
          <table:table-cell office:value-type="string" calcext:value-type="string">
            <text:p>Dormont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5" office:value-type="string" calcext:value-type="string">
            <text:p>FakeDoorDormon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Dormont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5" office:value-type="string" calcext:value-type="string">
            <text:p>ACT5 SavePoint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5" office:value-type="string" calcext:value-type="string">
            <text:p>ACT5 PickUpTonics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5" office:value-type="string" calcext:value-type="string">
            <text:p>Act5_NothingElse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7" office:value-type="string" calcext:value-type="string">
            <text:p>ACT5 +1Turn</text:p>
          </table:table-cell>
          <table:table-cell/>
          <table:table-cell table:style-name="ce11" office:value-type="string" calcext:value-type="string">
            <text:p>Y</text:p>
          </table:table-cell>
          <table:table-cell office:value-type="string" calcext:value-type="string">
            <text:p>mal du pays + vs friends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5" office:value-type="string" calcext:value-type="string">
            <text:p>ACT6 LockedDoors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ACT5 OdileAttacks</text:p>
          </table:table-cell>
          <table:table-cell/>
          <table:table-cell table:style-name="ce1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Odile attack before vs friend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Loop’sSilverCoin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5" office:value-type="string" calcext:value-type="string">
            <text:p>HoleInteract</text:p>
          </table:table-cell>
          <table:table-cell/>
          <table:table-cell table:style-name="ce15"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5" office:value-type="string" calcext:value-type="string">
            <text:p>TutoKid1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Tutorial Kid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utoSadness (NoTuto)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Tuto fight if you skip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MidBoss1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Big Ball Head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utoSadness1 Turn1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utoSadness1 Turn2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TutoSadness1 Turn3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utoSadness1 Turn4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utoSadness2 Turn1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utoSadness2 Turn2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utoSadness3 Turn1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utoSadness3 Turn2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TutoSadness3 Turn3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King Turn1</text:p>
          </table:table-cell>
          <table:table-cell/>
          <table:table-cell table:style-name="ce15" office:value-type="string" calcext:value-type="string">
            <text:p>Y</text:p>
          </table:table-cell>
          <table:table-cell office:value-type="string" calcext:value-type="string">
            <text:p>king fight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King Turn2</text:p>
          </table:table-cell>
          <table:table-cell/>
          <table:table-cell table:style-name="ce15" office:value-type="string" calcext:value-type="string">
            <text:p>Y</text:p>
          </table:table-cell>
          <table:table-cell office:value-type="string" calcext:value-type="string">
            <text:p>king fight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King Turn3</text:p>
          </table:table-cell>
          <table:table-cell/>
          <table:table-cell table:style-name="ce15" office:value-type="string" calcext:value-type="string">
            <text:p>Y</text:p>
          </table:table-cell>
          <table:table-cell office:value-type="string" calcext:value-type="string">
            <text:p>king fight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8" office:value-type="string" calcext:value-type="string">
            <text:p>King Turn4</text:p>
          </table:table-cell>
          <table:table-cell/>
          <table:table-cell table:style-name="ce15" office:value-type="string" calcext:value-type="string">
            <text:p>Y</text:p>
          </table:table-cell>
          <table:table-cell office:value-type="string" calcext:value-type="string">
            <text:p>king fight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King-Country</text:p>
          </table:table-cell>
          <table:table-cell/>
          <table:table-cell table:style-name="ce15" office:value-type="string" calcext:value-type="string">
            <text:p>Y</text:p>
          </table:table-cell>
          <table:table-cell office:value-type="string" calcext:value-type="string">
            <text:p>kingquest</text:p>
          </table:table-cell>
          <table:table-cell/>
          <table:table-cell office:value-type="string" calcext:value-type="string">
            <text:p>SAY IT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Bonniequest 1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Bonniequest 2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Bonniequest 3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Bonniequest ACT5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Act5 KingSlowsUDown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ct5 VSFriendswon</text:p>
          </table:table-cell>
          <table:table-cell/>
          <table:table-cell table:style-name="ce11"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Act5 Kingturn1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Act5 Kingturn2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9" office:value-type="string" calcext:value-type="string">
            <text:p>Act5 Kingturn3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Act5 Kingturn4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Act5 KingWithFriends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Vsfriendsevent</text:p>
          </table:table-cell>
          <table:table-cell/>
          <table:table-cell table:style-name="ce11"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LoopBattle1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LoopBattleEnd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SmallEvents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In battle random text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5" office:value-type="string" calcext:value-type="string">
            <text:p>MidBoss2A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5" office:value-type="string" calcext:value-type="string">
            <text:p>MidBoss2B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5" office:value-type="string" calcext:value-type="string">
            <text:p>MidBoss3A1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5" office:value-type="string" calcext:value-type="string">
            <text:p>MidBoss3A2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5" office:value-type="string" calcext:value-type="string">
            <text:p>MidBoss3B1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5" office:value-type="string" calcext:value-type="string">
            <text:p>MidBoss3B2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5" office:value-type="string" calcext:value-type="string">
            <text:p>MidBoss3C1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5" office:value-type="string" calcext:value-type="string">
            <text:p>MidBoss3C2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5" office:value-type="string" calcext:value-type="string">
            <text:p>BaseTroop1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5" office:value-type="string" calcext:value-type="string">
            <text:p>BaseTroop2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5" office:value-type="string" calcext:value-type="string">
            <text:p>BaseTroop3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5" office:value-type="string" calcext:value-type="string">
            <text:p>FinalHit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Bonnie kill steal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5" office:value-type="string" calcext:value-type="string">
            <text:p>FinalHit2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Bonnie kill steal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6">00.00.0000</text:date>, <text:time style:data-style-name="N2" text:time-value="23:53:41.82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5T19:17:33.652000000</meta:creation-date>
    <dc:date>2024-04-26T23:54:21.068000000</dc:date>
    <meta:editing-duration>PT4H53M16S</meta:editing-duration>
    <meta:editing-cycles>15</meta:editing-cycles>
    <meta:generator>LibreOffice/24.2.2.2$Windows_X86_64 LibreOffice_project/d56cc158d8a96260b836f100ef4b4ef25d6f1a01</meta:generator>
    <meta:document-statistic meta:table-count="1" meta:cell-count="482" meta:object-count="0"/>
  </office:meta>
</office:document-meta>
</file>